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601cm" svg:y="0.478cm">
            <draw:object draw:notify-on-update-of-ranges="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 results.A8:results.A8 results.B8:results.C8 results.A9:results.A9 results.B9:results.C9 results.A10:results.A10 results.B10:results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B12:results.C12 results.A13:results.A13 results.B13:results.C13 results.A14:results.A14 results.B14:results.C14 results.A15:results.A15 results.B15:results.C15 results.A16:results.A16 results.B16:results.C16 results.A17:results.A17 results.B17:results.C17 results.A18:results.A18 results.B18:results.C18 results.A19:results.A19 results.B19:results.C19 results.A20:results.A20 results.B20:results.C20 results.A21:results.A21 results.B21:results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B23:results.D23 results.A24:results.A24 results.B24:results.D24 results.A25:results.A25 results.B25:results.D25 results.A26:results.A26 results.B26:results.D26 results.A27:results.A27 results.B27:results.D27 results.A28:results.A28 results.B28:results.D28 results.A29:results.A29 results.B29:results.D29 results.A30:results.A30 results.B30:results.D30 results.A31:results.A31 results.B31:results.D31 results.A32:results.A32 results.B32:results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B34:results.D34 results.A35:results.A35 results.B35:results.D35 results.A36:results.A36 results.B36:results.D36 results.A37:results.A37 results.B37:results.D37 results.A38:results.A38 results.B38:results.D38 results.A39:results.A39 results.B39:results.D39 results.A40:results.A40 results.B40:results.D40 results.A41:results.A41 results.B41:results.D41 results.A42:results.A42 results.B42:results.D42 results.A43:results.A43 results.B43:results.D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B45:results.D45 results.A46:results.A46 results.B46:results.D46 results.A47:results.A47 results.B47:results.D47 results.A48:results.A48 results.B48:results.D48 results.A49:results.A49 results.B49:results.D49 results.A50:results.A50 results.B50:results.D50 results.A51:results.A51 results.B51:results.D51 results.A52:results.A52 results.B52:results.D52 results.A53:results.A53 results.B53:results.D53 results.A54:results.A54 results.B54:results.D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1121" calcext:value-type="float">
            <text:p>1121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249" calcext:value-type="float">
            <text:p>1249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101" calcext:value-type="float">
            <text:p>1101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5200" calcext:value-type="float">
            <text:p>5200</text:p>
          </table:table-cell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572" calcext:value-type="float">
            <text:p>1572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5102" calcext:value-type="float">
            <text:p>5102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3064" calcext:value-type="float">
            <text:p>3064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663" calcext:value-type="float">
            <text:p>663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764" calcext:value-type="float">
            <text:p>176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mplex <text:s text:c="3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709" calcext:value-type="float">
            <text:p>709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732" calcext:value-type="float">
            <text:p>732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723" calcext:value-type="float">
            <text:p>723</text:p>
          </table:table-cell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899" calcext:value-type="float">
            <text:p>2899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886" calcext:value-type="float">
            <text:p>886</text:p>
          </table:table-cell>
          <table:table-cell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2913" calcext:value-type="float">
            <text:p>2913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854" calcext:value-type="float">
            <text:p>1854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457" calcext:value-type="float">
            <text:p>457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323" calcext:value-type="float">
            <text:p>1323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any <text:s text:c="6"/></text:p>
          </table:table-cell>
          <table:table-cell table:style-name="ce1" office:value-type="string" calcext:value-type="string">
            <text:p><text:s/>query/N=10</text:p>
          </table:table-cell>
          <table:table-cell table:style-name="ce1"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table:style-name="Default"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style-name="Default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211" calcext:value-type="float">
            <text:p>211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Large <text:s text:c="5"/></text:p>
          </table:table-cell>
          <table:table-cell table:style-name="ce1" office:value-type="string" calcext:value-type="string">
            <text:p><text:s/>query/N=50000</text:p>
          </table:table-cell>
          <table:table-cell table:style-name="ce1"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171" calcext:value-type="float">
            <text:p>171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90" calcext:value-type="float">
            <text:p>190</text:p>
          </table:table-cell>
          <table:table-cell office:value-type="float" office:value="304" calcext:value-type="float">
            <text:p>304</text:p>
          </table:table-cell>
          <table:table-cell table:style-name="Default"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table:style-name="Default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425" calcext:value-type="float">
            <text:p>425</text:p>
          </table:table-cell>
          <table:table-cell office:value-type="float" office:value="696" calcext:value-type="float">
            <text:p>696</text:p>
          </table:table-cell>
          <table:table-cell table:style-name="Default"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33" calcext:value-type="float">
            <text:p>133</text:p>
          </table:table-cell>
          <table:table-cell office:value-type="float" office:value="244" calcext:value-type="float">
            <text:p>244</text:p>
          </table:table-cell>
          <table:table-cell table:style-name="Default"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394" calcext:value-type="float">
            <text:p>394</text:p>
          </table:table-cell>
          <table:table-cell office:value-type="float" office:value="661" calcext:value-type="float">
            <text:p>661</text:p>
          </table:table-cell>
          <table:table-cell table:style-name="Default"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81" calcext:value-type="float">
            <text:p>181</text:p>
          </table:table-cell>
          <table:table-cell office:value-type="float" office:value="299" calcext:value-type="float">
            <text:p>299</text:p>
          </table:table-cell>
          <table:table-cell table:style-name="Default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298" calcext:value-type="float">
            <text:p>298</text:p>
          </table:table-cell>
          <table:table-cell office:value-type="float" office:value="543" calcext:value-type="float">
            <text:p>543</text:p>
          </table:table-cell>
          <table:table-cell table:style-name="Default"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52" calcext:value-type="float">
            <text:p>352</text:p>
          </table:table-cell>
          <table:table-cell office:value-type="float" office:value="560" calcext:value-type="float">
            <text:p>560</text:p>
          </table:table-cell>
          <table:table-cell table:style-name="Default" office:value-type="float" office:value="942" calcext:value-type="float">
            <text:p>942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ncurrent </text:p>
          </table:table-cell>
          <table:table-cell table:style-name="ce1" office:value-type="string" calcext:value-type="string">
            <text:p><text:s/>query/N=2</text:p>
          </table:table-cell>
          <table:table-cell table:style-name="ce1"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bvinc</text:p>
          </table:table-cell>
          <table:table-cell office:value-type="float" office:value="762" calcext:value-type="float">
            <text:p>762</text:p>
          </table:table-cell>
          <table:table-cell office:value-type="float" office:value="967" calcext:value-type="float">
            <text:p>967</text:p>
          </table:table-cell>
          <table:table-cell table:style-name="Default"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576" calcext:value-type="float">
            <text:p>576</text:p>
          </table:table-cell>
          <table:table-cell office:value-type="float" office:value="822" calcext:value-type="float">
            <text:p>822</text:p>
          </table:table-cell>
          <table:table-cell table:style-name="Default"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715" calcext:value-type="float">
            <text:p>715</text:p>
          </table:table-cell>
          <table:table-cell office:value-type="float" office:value="1018" calcext:value-type="float">
            <text:p>1018</text:p>
          </table:table-cell>
          <table:table-cell table:style-name="Default"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938" calcext:value-type="float">
            <text:p>938</text:p>
          </table:table-cell>
          <table:table-cell office:value-type="float" office:value="1163" calcext:value-type="float">
            <text:p>1163</text:p>
          </table:table-cell>
          <table:table-cell table:style-name="Default"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164" calcext:value-type="float">
            <text:p>1164</text:p>
          </table:table-cell>
          <table:table-cell office:value-type="float" office:value="1502" calcext:value-type="float">
            <text:p>1502</text:p>
          </table:table-cell>
          <table:table-cell table:style-name="Default"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927" calcext:value-type="float">
            <text:p>927</text:p>
          </table:table-cell>
          <table:table-cell office:value-type="float" office:value="1164" calcext:value-type="float">
            <text:p>1164</text:p>
          </table:table-cell>
          <table:table-cell table:style-name="Default"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077" calcext:value-type="float">
            <text:p>1077</text:p>
          </table:table-cell>
          <table:table-cell office:value-type="float" office:value="1338" calcext:value-type="float">
            <text:p>1338</text:p>
          </table:table-cell>
          <table:table-cell table:style-name="Default"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425" calcext:value-type="float">
            <text:p>425</text:p>
          </table:table-cell>
          <table:table-cell office:value-type="float" office:value="650" calcext:value-type="float">
            <text:p>650</text:p>
          </table:table-cell>
          <table:table-cell table:style-name="Default"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51" calcext:value-type="float">
            <text:p>351</text:p>
          </table:table-cell>
          <table:table-cell office:value-type="float" office:value="568" calcext:value-type="float">
            <text:p>568</text:p>
          </table:table-cell>
          <table:table-cell table:style-name="Default" office:value-type="float" office:value="1061" calcext:value-type="float">
            <text:p>1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7T01:34:09.338738188</dc:date>
    <meta:editing-duration>PT1H5M36S</meta:editing-duration>
    <meta:editing-cycles>18</meta:editing-cycles>
    <meta:generator>LibreOffice/7.4.7.2$Linux_X86_64 LibreOffice_project/40$Build-2</meta:generator>
    <meta:document-statistic meta:table-count="1" meta:cell-count="18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619cm" svg:y="2.583cm" style:legend-expansion="high" chart:style-name="ch3"/>
        <chart:plot-area chart:style-name="ch4" table:cell-range-address="results.A1:results.C10" chart:data-source-has-labels="both" svg:x="0.313cm" svg:y="1.303cm" svg:width="12.993cm" svg:height="8.252cm">
          <chart:coordinate-region svg:x="1.305cm" svg:y="1.503cm" svg:width="12.001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series chart:style-name="ch14" chart:values-cell-range-address="results.B8:results.C8" chart:label-cell-address="results.A8:results.A8" chart:class="chart:bar">
            <chart:data-point chart:repeated="2"/>
          </chart:series>
          <chart:series chart:style-name="ch15" chart:values-cell-range-address="results.B9:results.C9" chart:label-cell-address="results.A9:results.A9" chart:class="chart:bar">
            <chart:data-point chart:repeated="2"/>
          </chart:series>
          <chart:series chart:style-name="ch16" chart:values-cell-range-address="results.B10:results.C10" chart:label-cell-address="results.A10:results.A10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2:results.A2</svg:desc>
                </draw:g>
              </table:table-cell>
              <table:table-cell office:value-type="float" office:value="1121">
                <text:p>1121</text:p>
                <draw:g>
                  <svg:desc>results.B2:results.C2</svg:desc>
                </draw:g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craw</text:p>
                <draw:g>
                  <svg:desc>results.A3:results.A3</svg:desc>
                </draw:g>
              </table:table-cell>
              <table:table-cell office:value-type="float" office:value="1249">
                <text:p>1249</text:p>
                <draw:g>
                  <svg:desc>results.B3:results.C3</svg:desc>
                </draw:g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eaton</text:p>
                <draw:g>
                  <svg:desc>results.A4:results.A4</svg:desc>
                </draw:g>
              </table:table-cell>
              <table:table-cell office:value-type="float" office:value="1101">
                <text:p>1101</text:p>
                <draw:g>
                  <svg:desc>results.B4:results.C4</svg:desc>
                </draw:g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glebarez</text:p>
                <draw:g>
                  <svg:desc>results.A5:results.A5</svg:desc>
                </draw:g>
              </table:table-cell>
              <table:table-cell office:value-type="float" office:value="5200">
                <text:p>5200</text:p>
                <draw:g>
                  <svg:desc>results.B5:results.C5</svg:desc>
                </draw:g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mattn</text:p>
                <draw:g>
                  <svg:desc>results.A6:results.A6</svg:desc>
                </draw:g>
              </table:table-cell>
              <table:table-cell office:value-type="float" office:value="1572">
                <text:p>1572</text:p>
                <draw:g>
                  <svg:desc>results.B6:results.C6</svg:desc>
                </draw:g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modernc</text:p>
                <draw:g>
                  <svg:desc>results.A7:results.A7</svg:desc>
                </draw:g>
              </table:table-cell>
              <table:table-cell office:value-type="float" office:value="5102">
                <text:p>5102</text:p>
                <draw:g>
                  <svg:desc>results.B7:results.C7</svg:desc>
                </draw:g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ncruces</text:p>
                <draw:g>
                  <svg:desc>results.A8:results.A8</svg:desc>
                </draw:g>
              </table:table-cell>
              <table:table-cell office:value-type="float" office:value="3064">
                <text:p>3064</text:p>
                <draw:g>
                  <svg:desc>results.B8:results.C8</svg:desc>
                </draw:g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sqinn</text:p>
                <draw:g>
                  <svg:desc>results.A9:results.A9</svg:desc>
                </draw:g>
              </table:table-cell>
              <table:table-cell office:value-type="float" office:value="663">
                <text:p>663</text:p>
                <draw:g>
                  <svg:desc>results.B9:results.C9</svg:desc>
                </draw:g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zombie</text:p>
                <draw:g>
                  <svg:desc>results.A10:results.A10</svg:desc>
                </draw:g>
              </table:table-cell>
              <table:table-cell office:value-type="float" office:value="1764">
                <text:p>1764</text:p>
                <draw:g>
                  <svg:desc>results.B10:results.C10</svg:desc>
                </draw:g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5.239cm" svg:y="2.583cm" style:legend-expansion="high" chart:style-name="ch3"/>
        <chart:plot-area chart:style-name="ch4" table:cell-range-address="results.A12:results.C21" chart:data-source-has-labels="both" svg:x="0.346cm" svg:y="1.303cm" svg:width="14.547cm" svg:height="8.252cm">
          <chart:coordinate-region svg:x="1.338cm" svg:y="1.502cm" svg:width="13.555cm" svg:height="7.406cm"/>
          <chart:axis chart:dimension="x" chart:name="primary-x" chart:style-name="ch5" chartooo:axis-type="auto">
            <chartooo:date-scale/>
            <chart:categories table:cell-range-address="results.B12:results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3:results.C13" chart:label-cell-address="results.A13:results.A13" chart:class="chart:bar">
            <chart:data-point chart:repeated="2"/>
          </chart:series>
          <chart:series chart:style-name="ch9" chart:values-cell-range-address="results.B14:results.C14" chart:label-cell-address="results.A14:results.A14" chart:class="chart:bar">
            <chart:data-point chart:repeated="2"/>
          </chart:series>
          <chart:series chart:style-name="ch10" chart:values-cell-range-address="results.B15:results.C15" chart:label-cell-address="results.A15:results.A15" chart:class="chart:bar">
            <chart:data-point chart:repeated="2"/>
          </chart:series>
          <chart:series chart:style-name="ch11" chart:values-cell-range-address="results.B16:results.C16" chart:label-cell-address="results.A16:results.A16" chart:class="chart:bar">
            <chart:data-point chart:repeated="2"/>
          </chart:series>
          <chart:series chart:style-name="ch12" chart:values-cell-range-address="results.B17:results.C17" chart:label-cell-address="results.A17:results.A17" chart:class="chart:bar">
            <chart:data-point chart:repeated="2"/>
          </chart:series>
          <chart:series chart:style-name="ch13" chart:values-cell-range-address="results.B18:results.C18" chart:label-cell-address="results.A18:results.A18" chart:class="chart:bar">
            <chart:data-point chart:repeated="2"/>
          </chart:series>
          <chart:series chart:style-name="ch14" chart:values-cell-range-address="results.B19:results.C19" chart:label-cell-address="results.A19:results.A19" chart:class="chart:bar">
            <chart:data-point chart:repeated="2"/>
          </chart:series>
          <chart:series chart:style-name="ch15" chart:values-cell-range-address="results.B20:results.C20" chart:label-cell-address="results.A20:results.A20" chart:class="chart:bar">
            <chart:data-point chart:repeated="2"/>
          </chart:series>
          <chart:series chart:style-name="ch16" chart:values-cell-range-address="results.B21:results.C21" chart:label-cell-address="results.A21:results.A2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2:results.C12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13:results.A13</svg:desc>
                </draw:g>
              </table:table-cell>
              <table:table-cell office:value-type="float" office:value="709">
                <text:p>709</text:p>
                <draw:g>
                  <svg:desc>results.B13:results.C13</svg:desc>
                </draw:g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craw</text:p>
                <draw:g>
                  <svg:desc>results.A14:results.A14</svg:desc>
                </draw:g>
              </table:table-cell>
              <table:table-cell office:value-type="float" office:value="732">
                <text:p>732</text:p>
                <draw:g>
                  <svg:desc>results.B14:results.C14</svg:desc>
                </draw:g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eaton</text:p>
                <draw:g>
                  <svg:desc>results.A15:results.A15</svg:desc>
                </draw:g>
              </table:table-cell>
              <table:table-cell office:value-type="float" office:value="723">
                <text:p>723</text:p>
                <draw:g>
                  <svg:desc>results.B15:results.C15</svg:desc>
                </draw:g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glebarez</text:p>
                <draw:g>
                  <svg:desc>results.A16:results.A16</svg:desc>
                </draw:g>
              </table:table-cell>
              <table:table-cell office:value-type="float" office:value="2899">
                <text:p>2899</text:p>
                <draw:g>
                  <svg:desc>results.B16:results.C16</svg:desc>
                </draw:g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mattn</text:p>
                <draw:g>
                  <svg:desc>results.A17:results.A17</svg:desc>
                </draw:g>
              </table:table-cell>
              <table:table-cell office:value-type="float" office:value="886">
                <text:p>886</text:p>
                <draw:g>
                  <svg:desc>results.B17:results.C17</svg:desc>
                </draw:g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modernc</text:p>
                <draw:g>
                  <svg:desc>results.A18:results.A18</svg:desc>
                </draw:g>
              </table:table-cell>
              <table:table-cell office:value-type="float" office:value="2913">
                <text:p>2913</text:p>
                <draw:g>
                  <svg:desc>results.B18:results.C18</svg:desc>
                </draw:g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ncruces</text:p>
                <draw:g>
                  <svg:desc>results.A19:results.A19</svg:desc>
                </draw:g>
              </table:table-cell>
              <table:table-cell office:value-type="float" office:value="1854">
                <text:p>1854</text:p>
                <draw:g>
                  <svg:desc>results.B19:results.C19</svg:desc>
                </draw:g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sqinn</text:p>
                <draw:g>
                  <svg:desc>results.A20:results.A20</svg:desc>
                </draw:g>
              </table:table-cell>
              <table:table-cell office:value-type="float" office:value="457">
                <text:p>457</text:p>
                <draw:g>
                  <svg:desc>results.B20:results.C20</svg:desc>
                </draw:g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zombie</text:p>
                <draw:g>
                  <svg:desc>results.A21:results.A21</svg:desc>
                </draw:g>
              </table:table-cell>
              <table:table-cell office:value-type="float" office:value="1323">
                <text:p>1323</text:p>
                <draw:g>
                  <svg:desc>results.B21:results.C21</svg:desc>
                </draw:g>
              </table:table-cell>
              <table:table-cell office:value-type="float" office:value="488">
                <text:p>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441cm" svg:y="2.57cm" style:legend-expansion="high" chart:style-name="ch3"/>
        <chart:plot-area chart:style-name="ch4" table:cell-range-address="results.A23:results.D32" chart:data-source-has-labels="both" svg:x="0.33cm" svg:y="1.303cm" svg:width="13.781cm" svg:height="8.226cm">
          <chart:coordinate-region svg:x="1.322cm" svg:y="1.502cm" svg:width="12.789cm" svg:height="7.38cm"/>
          <chart:axis chart:dimension="x" chart:name="primary-x" chart:style-name="ch5" chartooo:axis-type="auto">
            <chartooo:date-scale/>
            <chart:categories table:cell-range-address="results.B23:results.D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4:results.D24" chart:label-cell-address="results.A24:results.A24" chart:class="chart:bar">
            <chart:data-point chart:repeated="3"/>
          </chart:series>
          <chart:series chart:style-name="ch9" chart:values-cell-range-address="results.B25:results.D25" chart:label-cell-address="results.A25:results.A25" chart:class="chart:bar">
            <chart:data-point chart:repeated="3"/>
          </chart:series>
          <chart:series chart:style-name="ch10" chart:values-cell-range-address="results.B26:results.D26" chart:label-cell-address="results.A26:results.A26" chart:class="chart:bar">
            <chart:data-point chart:repeated="3"/>
          </chart:series>
          <chart:series chart:style-name="ch11" chart:values-cell-range-address="results.B27:results.D27" chart:label-cell-address="results.A27:results.A27" chart:class="chart:bar">
            <chart:data-point chart:repeated="3"/>
          </chart:series>
          <chart:series chart:style-name="ch12" chart:values-cell-range-address="results.B28:results.D28" chart:label-cell-address="results.A28:results.A28" chart:class="chart:bar">
            <chart:data-point chart:repeated="3"/>
          </chart:series>
          <chart:series chart:style-name="ch13" chart:values-cell-range-address="results.B29:results.D29" chart:label-cell-address="results.A29:results.A29" chart:class="chart:bar">
            <chart:data-point chart:repeated="3"/>
          </chart:series>
          <chart:series chart:style-name="ch14" chart:values-cell-range-address="results.B30:results.D30" chart:label-cell-address="results.A30:results.A30" chart:class="chart:bar">
            <chart:data-point chart:repeated="3"/>
          </chart:series>
          <chart:series chart:style-name="ch15" chart:values-cell-range-address="results.B31:results.D31" chart:label-cell-address="results.A31:results.A31" chart:class="chart:bar">
            <chart:data-point chart:repeated="3"/>
          </chart:series>
          <chart:series chart:style-name="ch16" chart:values-cell-range-address="results.B32:results.D32" chart:label-cell-address="results.A32:results.A32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23:results.D23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24:results.A24</svg:desc>
                </draw:g>
              </table:table-cell>
              <table:table-cell office:value-type="float" office:value="22">
                <text:p>22</text:p>
                <draw:g>
                  <svg:desc>results.B24:results.D24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craw</text:p>
                <draw:g>
                  <svg:desc>results.A25:results.A25</svg:desc>
                </draw:g>
              </table:table-cell>
              <table:table-cell office:value-type="float" office:value="14">
                <text:p>14</text:p>
                <draw:g>
                  <svg:desc>results.B25:results.D25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eaton</text:p>
                <draw:g>
                  <svg:desc>results.A26:results.A26</svg:desc>
                </draw:g>
              </table:table-cell>
              <table:table-cell office:value-type="float" office:value="23">
                <text:p>23</text:p>
                <draw:g>
                  <svg:desc>results.B26:results.D26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glebarez</text:p>
                <draw:g>
                  <svg:desc>results.A27:results.A27</svg:desc>
                </draw:g>
              </table:table-cell>
              <table:table-cell office:value-type="float" office:value="30">
                <text:p>30</text:p>
                <draw:g>
                  <svg:desc>results.B27:results.D27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mattn</text:p>
                <draw:g>
                  <svg:desc>results.A28:results.A28</svg:desc>
                </draw:g>
              </table:table-cell>
              <table:table-cell office:value-type="float" office:value="29">
                <text:p>29</text:p>
                <draw:g>
                  <svg:desc>results.B28:results.D28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modernc</text:p>
                <draw:g>
                  <svg:desc>results.A29:results.A29</svg:desc>
                </draw:g>
              </table:table-cell>
              <table:table-cell office:value-type="float" office:value="30">
                <text:p>30</text:p>
                <draw:g>
                  <svg:desc>results.B29:results.D29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ncruces</text:p>
                <draw:g>
                  <svg:desc>results.A30:results.A30</svg:desc>
                </draw:g>
              </table:table-cell>
              <table:table-cell office:value-type="float" office:value="39">
                <text:p>39</text:p>
                <draw:g>
                  <svg:desc>results.B30:results.D30</svg:desc>
                </draw:g>
              </table:table-cell>
              <table:table-cell office:value-type="float" office:value="118">
                <text:p>11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sqinn</text:p>
                <draw:g>
                  <svg:desc>results.A31:results.A31</svg:desc>
                </draw:g>
              </table:table-cell>
              <table:table-cell office:value-type="float" office:value="42">
                <text:p>42</text:p>
                <draw:g>
                  <svg:desc>results.B31:results.D31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zombie</text:p>
                <draw:g>
                  <svg:desc>results.A32:results.A32</svg:desc>
                </draw:g>
              </table:table-cell>
              <table:table-cell office:value-type="float" office:value="15">
                <text:p>15</text:p>
                <draw:g>
                  <svg:desc>results.B32:results.D32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918cm" svg:y="2.212cm" style:legend-expansion="high" chart:style-name="ch3"/>
        <chart:plot-area chart:style-name="ch4" table:cell-range-address="results.A34:results.D43" chart:data-source-has-labels="both" svg:x="0.319cm" svg:y="1.275cm" svg:width="13.28cm" svg:height="7.551cm">
          <chart:coordinate-region svg:x="1.311cm" svg:y="1.474cm" svg:width="12.288cm" svg:height="6.705cm"/>
          <chart:axis chart:dimension="x" chart:name="primary-x" chart:style-name="ch5" chartooo:axis-type="auto">
            <chartooo:date-scale/>
            <chart:categories table:cell-range-address="results.B34:results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5:results.D35" chart:label-cell-address="results.A35:results.A35" chart:class="chart:bar">
            <chart:data-point chart:repeated="3"/>
          </chart:series>
          <chart:series chart:style-name="ch9" chart:values-cell-range-address="results.B36:results.D36" chart:label-cell-address="results.A36:results.A36" chart:class="chart:bar">
            <chart:data-point chart:repeated="3"/>
          </chart:series>
          <chart:series chart:style-name="ch10" chart:values-cell-range-address="results.B37:results.D37" chart:label-cell-address="results.A37:results.A37" chart:class="chart:bar">
            <chart:data-point chart:repeated="3"/>
          </chart:series>
          <chart:series chart:style-name="ch11" chart:values-cell-range-address="results.B38:results.D38" chart:label-cell-address="results.A38:results.A38" chart:class="chart:bar">
            <chart:data-point chart:repeated="3"/>
          </chart:series>
          <chart:series chart:style-name="ch12" chart:values-cell-range-address="results.B39:results.D39" chart:label-cell-address="results.A39:results.A39" chart:class="chart:bar">
            <chart:data-point chart:repeated="3"/>
          </chart:series>
          <chart:series chart:style-name="ch13" chart:values-cell-range-address="results.B40:results.D40" chart:label-cell-address="results.A40:results.A40" chart:class="chart:bar">
            <chart:data-point chart:repeated="3"/>
          </chart:series>
          <chart:series chart:style-name="ch14" chart:values-cell-range-address="results.B41:results.D41" chart:label-cell-address="results.A41:results.A41" chart:class="chart:bar">
            <chart:data-point chart:repeated="3"/>
          </chart:series>
          <chart:series chart:style-name="ch15" chart:values-cell-range-address="results.B42:results.D42" chart:label-cell-address="results.A42:results.A42" chart:class="chart:bar">
            <chart:data-point chart:repeated="3"/>
          </chart:series>
          <chart:series chart:style-name="ch16" chart:values-cell-range-address="results.B43:results.D43" chart:label-cell-address="results.A43:results.A43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34:results.D34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35:results.A35</svg:desc>
                </draw:g>
              </table:table-cell>
              <table:table-cell office:value-type="float" office:value="171">
                <text:p>171</text:p>
                <draw:g>
                  <svg:desc>results.B35:results.D35</svg:desc>
                </draw:g>
              </table:table-cell>
              <table:table-cell office:value-type="float" office:value="324">
                <text:p>32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craw</text:p>
                <draw:g>
                  <svg:desc>results.A36:results.A36</svg:desc>
                </draw:g>
              </table:table-cell>
              <table:table-cell office:value-type="float" office:value="190">
                <text:p>190</text:p>
                <draw:g>
                  <svg:desc>results.B36:results.D36</svg:desc>
                </draw:g>
              </table:table-cell>
              <table:table-cell office:value-type="float" office:value="304">
                <text:p>30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eaton</text:p>
                <draw:g>
                  <svg:desc>results.A37:results.A37</svg:desc>
                </draw:g>
              </table:table-cell>
              <table:table-cell office:value-type="float" office:value="144">
                <text:p>144</text:p>
                <draw:g>
                  <svg:desc>results.B37:results.D37</svg:desc>
                </draw:g>
              </table:table-cell>
              <table:table-cell office:value-type="float" office:value="240">
                <text:p>24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glebarez</text:p>
                <draw:g>
                  <svg:desc>results.A38:results.A38</svg:desc>
                </draw:g>
              </table:table-cell>
              <table:table-cell office:value-type="float" office:value="425">
                <text:p>425</text:p>
                <draw:g>
                  <svg:desc>results.B38:results.D38</svg:desc>
                </draw:g>
              </table:table-cell>
              <table:table-cell office:value-type="float" office:value="696">
                <text:p>69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mattn</text:p>
                <draw:g>
                  <svg:desc>results.A39:results.A39</svg:desc>
                </draw:g>
              </table:table-cell>
              <table:table-cell office:value-type="float" office:value="133">
                <text:p>133</text:p>
                <draw:g>
                  <svg:desc>results.B39:results.D39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modernc</text:p>
                <draw:g>
                  <svg:desc>results.A40:results.A40</svg:desc>
                </draw:g>
              </table:table-cell>
              <table:table-cell office:value-type="float" office:value="394">
                <text:p>394</text:p>
                <draw:g>
                  <svg:desc>results.B40:results.D40</svg:desc>
                </draw:g>
              </table:table-cell>
              <table:table-cell office:value-type="float" office:value="661">
                <text:p>661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ncruces</text:p>
                <draw:g>
                  <svg:desc>results.A41:results.A41</svg:desc>
                </draw:g>
              </table:table-cell>
              <table:table-cell office:value-type="float" office:value="181">
                <text:p>181</text:p>
                <draw:g>
                  <svg:desc>results.B41:results.D41</svg:desc>
                </draw:g>
              </table:table-cell>
              <table:table-cell office:value-type="float" office:value="299">
                <text:p>29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sqinn</text:p>
                <draw:g>
                  <svg:desc>results.A42:results.A42</svg:desc>
                </draw:g>
              </table:table-cell>
              <table:table-cell office:value-type="float" office:value="298">
                <text:p>298</text:p>
                <draw:g>
                  <svg:desc>results.B42:results.D42</svg:desc>
                </draw:g>
              </table:table-cell>
              <table:table-cell office:value-type="float" office:value="543">
                <text:p>54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zombie</text:p>
                <draw:g>
                  <svg:desc>results.A43:results.A43</svg:desc>
                </draw:g>
              </table:table-cell>
              <table:table-cell office:value-type="float" office:value="352">
                <text:p>352</text:p>
                <draw:g>
                  <svg:desc>results.B43:results.D43</svg:desc>
                </draw:g>
              </table:table-cell>
              <table:table-cell office:value-type="float" office:value="560">
                <text:p>560</text:p>
              </table:table-cell>
              <table:table-cell office:value-type="float" office:value="942">
                <text:p>9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918cm" svg:y="2.212cm" style:legend-expansion="high" chart:style-name="ch3"/>
        <chart:plot-area chart:style-name="ch4" table:cell-range-address="results.A45:results.D54" chart:data-source-has-labels="both" svg:x="0.319cm" svg:y="1.275cm" svg:width="13.28cm" svg:height="7.551cm">
          <chart:coordinate-region svg:x="1.311cm" svg:y="1.474cm" svg:width="12.288cm" svg:height="6.705cm"/>
          <chart:axis chart:dimension="x" chart:name="primary-x" chart:style-name="ch5" chartooo:axis-type="auto">
            <chartooo:date-scale/>
            <chart:categories table:cell-range-address="results.B45:results.D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46:results.D46" chart:label-cell-address="results.A46:results.A46" chart:class="chart:bar">
            <chart:data-point chart:repeated="3"/>
          </chart:series>
          <chart:series chart:style-name="ch9" chart:values-cell-range-address="results.B47:results.D47" chart:label-cell-address="results.A47:results.A47" chart:class="chart:bar">
            <chart:data-point chart:repeated="3"/>
          </chart:series>
          <chart:series chart:style-name="ch10" chart:values-cell-range-address="results.B48:results.D48" chart:label-cell-address="results.A48:results.A48" chart:class="chart:bar">
            <chart:data-point chart:repeated="3"/>
          </chart:series>
          <chart:series chart:style-name="ch11" chart:values-cell-range-address="results.B49:results.D49" chart:label-cell-address="results.A49:results.A49" chart:class="chart:bar">
            <chart:data-point chart:repeated="3"/>
          </chart:series>
          <chart:series chart:style-name="ch12" chart:values-cell-range-address="results.B50:results.D50" chart:label-cell-address="results.A50:results.A50" chart:class="chart:bar">
            <chart:data-point chart:repeated="3"/>
          </chart:series>
          <chart:series chart:style-name="ch13" chart:values-cell-range-address="results.B51:results.D51" chart:label-cell-address="results.A51:results.A51" chart:class="chart:bar">
            <chart:data-point chart:repeated="3"/>
          </chart:series>
          <chart:series chart:style-name="ch14" chart:values-cell-range-address="results.B52:results.D52" chart:label-cell-address="results.A52:results.A52" chart:class="chart:bar">
            <chart:data-point chart:repeated="3"/>
          </chart:series>
          <chart:series chart:style-name="ch15" chart:values-cell-range-address="results.B53:results.D53" chart:label-cell-address="results.A53:results.A53" chart:class="chart:bar">
            <chart:data-point chart:repeated="3"/>
          </chart:series>
          <chart:series chart:style-name="ch16" chart:values-cell-range-address="results.B54:results.D54" chart:label-cell-address="results.A54:results.A54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45:results.D45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bvinc</text:p>
                <draw:g>
                  <svg:desc>results.A46:results.A46</svg:desc>
                </draw:g>
              </table:table-cell>
              <table:table-cell office:value-type="float" office:value="762">
                <text:p>762</text:p>
                <draw:g>
                  <svg:desc>results.B46:results.D46</svg:desc>
                </draw:g>
              </table:table-cell>
              <table:table-cell office:value-type="float" office:value="967">
                <text:p>967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craw</text:p>
                <draw:g>
                  <svg:desc>results.A47:results.A47</svg:desc>
                </draw:g>
              </table:table-cell>
              <table:table-cell office:value-type="float" office:value="576">
                <text:p>576</text:p>
                <draw:g>
                  <svg:desc>results.B47:results.D47</svg:desc>
                </draw:g>
              </table:table-cell>
              <table:table-cell office:value-type="float" office:value="822">
                <text:p>822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eaton</text:p>
                <draw:g>
                  <svg:desc>results.A48:results.A48</svg:desc>
                </draw:g>
              </table:table-cell>
              <table:table-cell office:value-type="float" office:value="715">
                <text:p>715</text:p>
                <draw:g>
                  <svg:desc>results.B48:results.D48</svg:desc>
                </draw:g>
              </table:table-cell>
              <table:table-cell office:value-type="float" office:value="1018">
                <text:p>1018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glebarez</text:p>
                <draw:g>
                  <svg:desc>results.A49:results.A49</svg:desc>
                </draw:g>
              </table:table-cell>
              <table:table-cell office:value-type="float" office:value="938">
                <text:p>938</text:p>
                <draw:g>
                  <svg:desc>results.B49:results.D49</svg:desc>
                </draw:g>
              </table:table-cell>
              <table:table-cell office:value-type="float" office:value="1163">
                <text:p>1163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mattn</text:p>
                <draw:g>
                  <svg:desc>results.A50:results.A50</svg:desc>
                </draw:g>
              </table:table-cell>
              <table:table-cell office:value-type="float" office:value="1164">
                <text:p>1164</text:p>
                <draw:g>
                  <svg:desc>results.B50:results.D50</svg:desc>
                </draw:g>
              </table:table-cell>
              <table:table-cell office:value-type="float" office:value="1502">
                <text:p>1502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modernc</text:p>
                <draw:g>
                  <svg:desc>results.A51:results.A51</svg:desc>
                </draw:g>
              </table:table-cell>
              <table:table-cell office:value-type="float" office:value="927">
                <text:p>927</text:p>
                <draw:g>
                  <svg:desc>results.B51:results.D51</svg:desc>
                </draw:g>
              </table:table-cell>
              <table:table-cell office:value-type="float" office:value="1164">
                <text:p>1164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ncruces</text:p>
                <draw:g>
                  <svg:desc>results.A52:results.A52</svg:desc>
                </draw:g>
              </table:table-cell>
              <table:table-cell office:value-type="float" office:value="1077">
                <text:p>1077</text:p>
                <draw:g>
                  <svg:desc>results.B52:results.D52</svg:desc>
                </draw:g>
              </table:table-cell>
              <table:table-cell office:value-type="float" office:value="1338">
                <text:p>1338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sqinn</text:p>
                <draw:g>
                  <svg:desc>results.A53:results.A53</svg:desc>
                </draw:g>
              </table:table-cell>
              <table:table-cell office:value-type="float" office:value="425">
                <text:p>425</text:p>
                <draw:g>
                  <svg:desc>results.B53:results.D53</svg:desc>
                </draw:g>
              </table:table-cell>
              <table:table-cell office:value-type="float" office:value="650">
                <text:p>65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zombie</text:p>
                <draw:g>
                  <svg:desc>results.A54:results.A54</svg:desc>
                </draw:g>
              </table:table-cell>
              <table:table-cell office:value-type="float" office:value="351">
                <text:p>351</text:p>
                <draw:g>
                  <svg:desc>results.B54:results.D54</svg:desc>
                </draw:g>
              </table:table-cell>
              <table:table-cell office:value-type="float" office:value="568">
                <text:p>568</text:p>
              </table:table-cell>
              <table:table-cell office:value-type="float" office:value="1061">
                <text:p>10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